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347cm"/>
    </style:style>
    <style:style style:name="co2" style:family="table-column">
      <style:table-column-properties fo:break-before="auto" style:column-width="9.095cm"/>
    </style:style>
    <style:style style:name="co3" style:family="table-column">
      <style:table-column-properties fo:break-before="auto" style:column-width="11.464cm"/>
    </style:style>
    <style:style style:name="co4" style:family="table-column">
      <style:table-column-properties fo:break-before="auto" style:column-width="19.853cm"/>
    </style:style>
    <style:style style:name="co5" style:family="table-column">
      <style:table-column-properties fo:break-before="auto" style:column-width="5.8cm"/>
    </style:style>
    <style:style style:name="co6"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15.058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39.9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fo:font-weight="bold" style:font-size-asian="14pt" style:font-weight-asian="bold" style:font-size-complex="14pt" style:font-weight-complex="bold"/>
    </style:style>
    <style:style style:name="ce2"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Context</text:p>
          </table:table-cell>
          <table:table-cell table:style-name="ce1" office:value-type="string" calcext:value-type="string">
            <text:p>Category</text:p>
          </table:table-cell>
          <table:table-cell table:style-name="ce1" office:value-type="string" calcext:value-type="string">
            <text:p>Question</text:p>
          </table:table-cell>
          <table:table-cell table:style-name="ce1" office:value-type="string" calcext:value-type="string">
            <text:p>Ground_truth</text:p>
          </table:table-cell>
          <table:table-cell table:style-name="ce1" office:value-type="string" calcext:value-type="string">
            <text:p>Validated_manually</text:p>
          </table:table-cell>
        </table:table-row>
        <table:table-row table:style-name="ro2">
          <table:table-cell table:style-name="ce2" office:value-type="string" calcext:value-type="string">
            <text:p><text:s/>"context ":Build AI agent teams that work together to tackle complex tasks CrewAI empowers developers with both high-level simplicity and precise low-level control, ideal for creating autonomous AI agents tailored to any scenario: With over 100,000 developers certified through our community courses, CrewAI is rapidly becoming the standard for enterprise-ready AI automation. Just like a company has departments (Sales, Engineering, Marketing) working together under leadership to achieve business goals, CrewAI helps you create an organization of AI agents with specialized roles collaborating to accomplish complex tasks. CrewAI Framework Overview Create specialized agents with defined roles, expertise, and goals - from researchers to analysts to writers Equip agents with custom tools and APIs to interact with external services and data sources Agents work together, sharing insights and coordinating tasks to achieve complex objectives Define sequential or parallel workflows, with agents automatically handling task dependencies While Crews excel at autonomous collaboration, Flows provide structured automations, offering granular control over workflow execution. Flows ensure tasks are executed reliably, securely, and efficiently, handling conditional logic, loops, and dynamic state management with precision. Flows integrate seamlessly with Crews, enabling you to balance high autonomy with exacting control. CrewAI Framework Overview Define precise execution paths responding dynamically to events Manage workflow states and conditional execution securely and efficiently Effortlessly combine with Crews for enhanced autonomy and intelligence Ensure predictable outcomes with explicit control flow and error handling Understanding when to use <text:s text:c="2"/>versus <text:s text:c="2"/>is key to maximizing the potential of CrewAI in your applications. Step-by-step tutorial to create a collaborative AI team that works together to solve complex problems. Learn how to create structured, event-driven workflows with precise control over execution. Get started with CrewAI in your development environment. Follow our quickstart guide to create your first CrewAI agent and get hands-on experience. Connect with other developers, get help, and share your CrewAI experiences. Was this page helpful? <text:s text:c="7"/></text:p>
          </table:table-cell>
          <table:table-cell office:value-type="string" calcext:value-type="string">
            <text:p>factual Relevant</text:p>
          </table:table-cell>
          <table:table-cell office:value-type="string" calcext:value-type="string">
            <text:p>Who empowers developers with precise low-level control?</text:p>
          </table:table-cell>
          <table:table-cell office:value-type="string" calcext:value-type="string">
            <text:p>CrewAI empowers developers with both high-level simplicity and low-level control.</text:p>
          </table:table-cell>
          <table:table-cell/>
        </table:table-row>
        <table:table-row table:style-name="ro3">
          <table:table-cell/>
          <table:table-cell office:value-type="string" calcext:value-type="string">
            <text:p>Factual Irrelevant</text:p>
          </table:table-cell>
          <table:table-cell office:value-type="string" calcext:value-type="string">
            <text:p>Who is the CEO of CrewAI?</text:p>
          </table:table-cell>
          <table:table-cell office:value-type="string" calcext:value-type="string">
            <text:p>The document does not mention the CEO of CrewAI.</text:p>
          </table:table-cell>
          <table:table-cell/>
        </table:table-row>
        <table:table-row table:style-name="ro3">
          <table:table-cell/>
          <table:table-cell office:value-type="string" calcext:value-type="string">
            <text:p>Factual Opposite</text:p>
          </table:table-cell>
          <table:table-cell office:value-type="string" calcext:value-type="string">
            <text:p>Does CrewAI only empower developers with high-level control?</text:p>
          </table:table-cell>
          <table:table-cell office:value-type="string" calcext:value-type="string">
            <text:p>No, CrewAI empowers developers with both high-level simplicity and low-level contro</text:p>
          </table:table-cell>
          <table:table-cell/>
        </table:table-row>
        <table:table-row table:style-name="ro3">
          <table:table-cell/>
          <table:table-cell office:value-type="string" calcext:value-type="string">
            <text:p>Relevant Relevant</text:p>
          </table:table-cell>
          <table:table-cell office:value-type="string" calcext:value-type="string">
            <text:p>How does CrewAI ensure efficient task execution?</text:p>
          </table:table-cell>
          <table:table-cell office:value-type="string" calcext:value-type="string">
            <text:p>CrewAI ensures efficient task execution by defining workflows with task dependencies.</text:p>
          </table:table-cell>
          <table:table-cell/>
        </table:table-row>
        <table:table-row table:style-name="ro3">
          <table:table-cell/>
          <table:table-cell office:value-type="string" calcext:value-type="string">
            <text:p>Relevant Irrelevant</text:p>
          </table:table-cell>
          <table:table-cell office:value-type="string" calcext:value-type="string">
            <text:p>What is the capital of France?</text:p>
          </table:table-cell>
          <table:table-cell office:value-type="string" calcext:value-type="string">
            <text:p>The document does not discuss the capital of France.</text:p>
          </table:table-cell>
          <table:table-cell/>
        </table:table-row>
        <table:table-row table:style-name="ro3">
          <table:table-cell/>
          <table:table-cell office:value-type="string" calcext:value-type="string">
            <text:p>Relevant Opposite</text:p>
          </table:table-cell>
          <table:table-cell office:value-type="string" calcext:value-type="string">
            <text:p>Do agents in CrewAI work without defined roles?</text:p>
          </table:table-cell>
          <table:table-cell office:value-type="string" calcext:value-type="string">
            <text:p>No, agents in CrewAI have specialized roles with specific responsibilities.</text:p>
          </table:table-cell>
          <table:table-cell/>
        </table:table-row>
        <table:table-row table:style-name="ro3">
          <table:table-cell/>
          <table:table-cell office:value-type="string" calcext:value-type="string">
            <text:p>Edge Case Relevant</text:p>
          </table:table-cell>
          <table:table-cell office:value-type="string" calcext:value-type="string">
            <text:p>What happens if a task dependency is missing in a CrewAI workflow?</text:p>
          </table:table-cell>
          <table:table-cell office:value-type="string" calcext:value-type="string">
            <text:p>If a task dependency is missing, the workflow may fail or return incomplete results.</text:p>
          </table:table-cell>
          <table:table-cell/>
        </table:table-row>
        <table:table-row table:style-name="ro3">
          <table:table-cell/>
          <table:table-cell office:value-type="string" calcext:value-type="string">
            <text:p>Edge Case Irrelevant</text:p>
          </table:table-cell>
          <table:table-cell office:value-type="string" calcext:value-type="string">
            <text:p>Can Flows function independently without any input from Crews?</text:p>
          </table:table-cell>
          <table:table-cell office:value-type="string" calcext:value-type="string">
            <text:p>Flows can function independently, but they are designed to complement Crews for autonomous collaboration.</text:p>
          </table:table-cell>
          <table:table-cell/>
        </table:table-row>
        <table:table-row table:style-name="ro3">
          <table:table-cell/>
          <table:table-cell office:value-type="string" calcext:value-type="string">
            <text:p>Edge Case Opposite</text:p>
          </table:table-cell>
          <table:table-cell office:value-type="string" calcext:value-type="string">
            <text:p>Are Flows useless without Crews?</text:p>
          </table:table-cell>
          <table:table-cell office:value-type="string" calcext:value-type="string">
            <text:p>No, Flows can work independently but are more effective when integrated with Crews.</text:p>
          </table:table-cell>
          <table:table-cell/>
        </table:table-row>
        <table:table-row table:style-name="ro3">
          <table:table-cell/>
          <table:table-cell office:value-type="string" calcext:value-type="string">
            <text:p>Conflicting Relevant</text:p>
          </table:table-cell>
          <table:table-cell office:value-type="string" calcext:value-type="string">
            <text:p>How do Flows and Crews work together?</text:p>
          </table:table-cell>
          <table:table-cell office:value-type="string" calcext:value-type="string">
            <text:p>Flows provide structured automation, while Crews enable autonomous collaboration. Together, they complement each other.</text:p>
          </table:table-cell>
          <table:table-cell/>
        </table:table-row>
        <table:table-row table:style-name="ro3">
          <table:table-cell/>
          <table:table-cell office:value-type="string" calcext:value-type="string">
            <text:p>Conflicting Irrelevant</text:p>
          </table:table-cell>
          <table:table-cell office:value-type="string" calcext:value-type="string">
            <text:p>What is the meaning of life?</text:p>
          </table:table-cell>
          <table:table-cell office:value-type="string" calcext:value-type="string">
            <text:p>The document does not discuss the meaning of life.</text:p>
          </table:table-cell>
          <table:table-cell/>
        </table:table-row>
        <table:table-row table:style-name="ro3">
          <table:table-cell/>
          <table:table-cell office:value-type="string" calcext:value-type="string">
            <text:p>Conflicting Opposite</text:p>
          </table:table-cell>
          <table:table-cell office:value-type="string" calcext:value-type="string">
            <text:p>Can Flows completely replace Crews?</text:p>
          </table:table-cell>
          <table:table-cell office:value-type="string" calcext:value-type="string">
            <text:p>No, Flows cannot replace Crews as they handle different aspects of AI automation.</text:p>
          </table:table-cell>
          <table:table-cell/>
        </table:table-row>
        <table:table-row table:style-name="ro3">
          <table:table-cell/>
          <table:table-cell office:value-type="string" calcext:value-type="string">
            <text:p>Ambiguous Relevant</text:p>
          </table:table-cell>
          <table:table-cell office:value-type="string" calcext:value-type="string">
            <text:p>Who is responsible for coordinating tasks in CrewAI?</text:p>
          </table:table-cell>
          <table:table-cell office:value-type="string" calcext:value-type="string">
            <text:p>CrewAI's agents coordinate tasks, each with specialized roles.</text:p>
          </table:table-cell>
          <table:table-cell/>
        </table:table-row>
        <table:table-row table:style-name="ro3">
          <table:table-cell/>
          <table:table-cell office:value-type="string" calcext:value-type="string">
            <text:p>Ambiguous Irrelevant</text:p>
          </table:table-cell>
          <table:table-cell office:value-type="string" calcext:value-type="string">
            <text:p>Is the capital of CrewAI San Francisco?</text:p>
          </table:table-cell>
          <table:table-cell office:value-type="string" calcext:value-type="string">
            <text:p>The document does not mention the capital of CrewAI.</text:p>
          </table:table-cell>
          <table:table-cell/>
        </table:table-row>
        <table:table-row table:style-name="ro3">
          <table:table-cell/>
          <table:table-cell office:value-type="string" calcext:value-type="string">
            <text:p>Ambiguous Opposite</text:p>
          </table:table-cell>
          <table:table-cell office:value-type="string" calcext:value-type="string">
            <text:p>Are agents in CrewAI randomly assigned tasks?</text:p>
          </table:table-cell>
          <table:table-cell office:value-type="string" calcext:value-type="string">
            <text:p>No, agents in CrewAI are assigned specialized tasks according to their role.</text:p>
          </table:table-cell>
          <table:table-cell/>
        </table:table-row>
        <table:table-row table:style-name="ro4">
          <table:table-cell table:style-name="ce2" office:value-type="string" calcext:value-type="string">
            <text:p>context:Learn how to create structured, event-driven workflows with precise control over execution. CrewAI Flows represent the next level in AI orchestration - combining the collaborative power of AI agent crews with the precision and flexibility of procedural programming. While crews excel at agent collaboration, flows give you fine-grained control over exactly how and when different components of your AI system interact. In this guide, we\u2019ll walk through creating a powerful CrewAI Flow that generates a comprehensive learning guide on any topic. This tutorial will demonstrate how Flows provide structured, event-driven control over your AI workflows by combining regular code, direct LLM calls, and crew-based processing. Flows enable you to: By the end of this guide, you\u2019ll have: This guide creator flow demonstrates fundamental patterns that can be applied to create much more advanced applications, such as: Let\u2019s dive in and build your first flow! Before starting, make sure you have: First, let\u2019s create a new CrewAI Flow project using the CLI. This command sets up a scaffolded project with all the necessary directories and template files for your flow. This will generate a project with the basic structure needed for your flow. CrewAI Framework Overview The generated project has the following structure. Take a moment to familiarize yourself with it, as understanding this structure will help you create more complex flows in the future. This structure provides a clear separation between different components of your flow: We\u2019ll modify this structure to create our guide creator flow, which will orchestrate the process of generating comprehensive learning guides. Our flow will need a specialized crew to handle the content creation process. Let\u2019s use the CrewAI CLI to add a content writer crew: This command automatically creates the necessary directories and template files for your crew. The content writer crew will be responsible for writing and reviewing sections of our guide, working within the overall flow orchestrated by our main application. Now, let\u2019s modify the generated files for the content writer crew. We\u2019ll set up two specialized agents - a writer and a reviewer - that will collaborate to create high-quality content for our guide. These agent definitions establish the specialized roles and perspectives that will shape how our AI agents approach content creation. Notice how each agent has a distinct purpose and expertise. These task definitions provide detailed instructions to our agents, ensuring they produce content that meets our quality standards. Note how the   parameter in the review task creates a workflow where the reviewer has access to the writer\u2019s output. This crew definition establishes the relationship between our agents and tasks, setting up a sequential process where the content writer creates a draft and then the reviewer improves it. While this crew can function independently, in our flow it will be orchestrated as part of a larger system. Now comes the exciting part - creating the flow that will orchestrate the entire guide creation process. This is where we\u2019ll combine regular Python code, direct LLM calls, and our content creation crew into a cohesive system. Our flow will: Let\u2019s create our flow in the   file: Let\u2019s analyze what\u2019s happening in this flow: This is the power of flows - combining different types of processing (user interaction, direct LLM calls, crew-based tasks) into a coherent, event-driven system. Create a   file in your project root with your API keys: Install the required dependencies: Now it\u2019s time to see your flow in action! Run it using the CrewAI CLI: When you run this command, you\u2019ll see your flow spring to life: This demonstrates the power of flows to orchestrate complex processes involving multiple components, both AI and non-AI. One of the powerful features of flows is the ability to visualize their structure: This will create an HTML file that shows the structure of your flow, including the relationships between different steps and the data that flows between them. This visualization can be invaluable for understanding and debugging complex flows. Once the flow completes, you\u2019ll find two files in the   directory: Take a moment to review these files and appreciate what you\u2019ve built - a system that combines user input, direct AI interactions, and collaborative agent work to produce a complex, high-quality output. What you\u2019ve learned in this guide provides a foundation for creating much more sophisticated AI systems. Here are some ways you could extend this basic flow: You could create more interactive flows with: You could expand your flow with additional steps for: You could implement more sophisticated flow patterns: The same patterns can be applied to create flows for: This guide creator flow demonstrates several powerful features of CrewAI: Let\u2019s break down the key components of flows to help you understand how to build your own: Flows allow you to make direct calls to language models when you need simple, structured responses: This is more efficient than using a crew when you need a specific, structured output. Flows use decorators to establish relationships between components: This creates a clear, declarative structure for your application. Flows maintain state across steps, making it easy to share data: This provides a type-safe way to track and transform data throughout your flow. Flows can seamlessly integrate with crews for complex collaborative tasks: This allows you to use the right tool for each part of your application – direct LLM calls for simple tasks and crews for complex collaboration. Now that you\u2019ve built your first flow, you can: Congratulations! You\u2019ve successfully built your first CrewAI Flow that combines regular code, direct LLM calls, and crew-based processing to create a comprehensive guide. These foundational skills enable you to create increasingly sophisticated AI applications that can tackle complex, multi-stage problems through a combination of procedural control and collaborative intelligence. Was this page helpful?</text:p>
            <text:p/>
          </table:table-cell>
          <table:table-cell office:value-type="string" calcext:value-type="string">
            <text:p>factual Relevant</text:p>
          </table:table-cell>
          <table:table-cell office:value-type="string" calcext:value-type="string">
            <text:p>What do CrewAI Flows enable you to do?</text:p>
          </table:table-cell>
          <table:table-cell table:style-name="ce3" office:value-type="string" calcext:value-type="string">
            <text:p>CrewAI Flows enable you to create sCrewAI Flows enable you to create structured, event-driven workflows with precise control over execution.tructured, event-driven workflows with precise control over execution.</text:p>
          </table:table-cell>
          <table:table-cell/>
        </table:table-row>
        <table:table-row table:style-name="ro3">
          <table:table-cell/>
          <table:table-cell office:value-type="string" calcext:value-type="string">
            <text:p>Factual Irrelevant</text:p>
          </table:table-cell>
          <table:table-cell office:value-type="string" calcext:value-type="string">
            <text:p>What is the capital of France?</text:p>
          </table:table-cell>
          <table:table-cell table:style-name="ce3" office:value-type="string" calcext:value-type="string">
            <text:p>The document does not mention the capital of France.</text:p>
          </table:table-cell>
          <table:table-cell/>
        </table:table-row>
        <table:table-row table:style-name="ro3">
          <table:table-cell/>
          <table:table-cell table:style-name="ce3" office:value-type="string" calcext:value-type="string">
            <text:p>Factual Opposite</text:p>
          </table:table-cell>
          <table:table-cell office:value-type="string" calcext:value-type="string">
            <text:p>Does CrewAI Flows only offer unstructured workflows?</text:p>
          </table:table-cell>
          <table:table-cell office:value-type="string" calcext:value-type="string">
            <text:p>No, CrewAI Flows offer structured, event-driven workflows with precise control.</text:p>
          </table:table-cell>
          <table:table-cell/>
        </table:table-row>
        <table:table-row table:style-name="ro3">
          <table:table-cell/>
          <table:table-cell office:value-type="string" calcext:value-type="string">
            <text:p>Relevant Relevant</text:p>
          </table:table-cell>
          <table:table-cell office:value-type="string" calcext:value-type="string">
            <text:p>What will this guide demonstrate?</text:p>
          </table:table-cell>
          <table:table-cell office:value-type="string" calcext:value-type="string">
            <text:p>This guide will demonstrate how Flows provide structured, event-driven control over your AI workflows.</text:p>
          </table:table-cell>
          <table:table-cell/>
        </table:table-row>
        <table:table-row table:style-name="ro3">
          <table:table-cell/>
          <table:table-cell office:value-type="string" calcext:value-type="string">
            <text:p>Relevant Irrelevant</text:p>
          </table:table-cell>
          <table:table-cell office:value-type="string" calcext:value-type="string">
            <text:p>What is the name of the CEO of CrewAI?</text:p>
          </table:table-cell>
          <table:table-cell office:value-type="string" calcext:value-type="string">
            <text:p>The document does not mention the name of the CEO of CrewAI.</text:p>
          </table:table-cell>
          <table:table-cell/>
        </table:table-row>
        <table:table-row table:style-name="ro3">
          <table:table-cell/>
          <table:table-cell office:value-type="string" calcext:value-type="string">
            <text:p>Relevant Opposite</text:p>
          </table:table-cell>
          <table:table-cell office:value-type="string" calcext:value-type="string">
            <text:p>Does this guide teach how to build simple AI agents?</text:p>
          </table:table-cell>
          <table:table-cell office:value-type="string" calcext:value-type="string">
            <text:p>No, the guide focuses on creating a structured flow to generate comprehensive learning guides, not building simple agents.</text:p>
          </table:table-cell>
          <table:table-cell/>
        </table:table-row>
        <table:table-row table:style-name="ro3">
          <table:table-cell/>
          <table:table-cell office:value-type="string" calcext:value-type="string">
            <text:p>Edge Case Relevant</text:p>
          </table:table-cell>
          <table:table-cell table:style-name="ce3" office:value-type="string" calcext:value-type="string">
            <text:p>What happens if you fail to define task dependencies in a CrewAI Flow?</text:p>
          </table:table-cell>
          <table:table-cell office:value-type="string" calcext:value-type="string">
            <text:p>The workflow may fail or behave unpredictably if task dependencies are not defined.</text:p>
          </table:table-cell>
          <table:table-cell/>
        </table:table-row>
        <table:table-row table:style-name="ro3">
          <table:table-cell/>
          <table:table-cell office:value-type="string" calcext:value-type="string">
            <text:p>Edge Case Irrelevant</text:p>
          </table:table-cell>
          <table:table-cell office:value-type="string" calcext:value-type="string">
            <text:p>Can a CrewAI Flow predict the weather?</text:p>
          </table:table-cell>
          <table:table-cell office:value-type="string" calcext:value-type="string">
            <text:p>The document does not discuss weather prediction.</text:p>
          </table:table-cell>
          <table:table-cell/>
        </table:table-row>
        <table:table-row table:style-name="ro3">
          <table:table-cell/>
          <table:table-cell office:value-type="string" calcext:value-type="string">
            <text:p>Edge Case Opposite</text:p>
          </table:table-cell>
          <table:table-cell office:value-type="string" calcext:value-type="string">
            <text:p>Can CrewAI Flows work without any AI agents?</text:p>
          </table:table-cell>
          <table:table-cell office:value-type="string" calcext:value-type="string">
            <text:p>No, CrewAI Flows are designed to work with AI agents for orchestrating complex tasks.</text:p>
          </table:table-cell>
          <table:table-cell/>
        </table:table-row>
        <table:table-row table:style-name="ro3">
          <table:table-cell/>
          <table:table-cell office:value-type="string" calcext:value-type="string">
            <text:p>Conflicting Relevant</text:p>
          </table:table-cell>
          <table:table-cell office:value-type="string" calcext:value-type="string">
            <text:p>How does CrewAI structure its generated projects?</text:p>
          </table:table-cell>
          <table:table-cell office:value-type="string" calcext:value-type="string">
            <text:p>CrewAI generates projects with clearly defined directories and template files for the flow.</text:p>
          </table:table-cell>
          <table:table-cell/>
        </table:table-row>
        <table:table-row table:style-name="ro3">
          <table:table-cell/>
          <table:table-cell office:value-type="string" calcext:value-type="string">
            <text:p>Conflicting Irrelevant</text:p>
          </table:table-cell>
          <table:table-cell office:value-type="string" calcext:value-type="string">
            <text:p>What is the latest version of Python?</text:p>
          </table:table-cell>
          <table:table-cell office:value-type="string" calcext:value-type="string">
            <text:p>The document does not mention the latest version of Python.</text:p>
          </table:table-cell>
          <table:table-cell/>
        </table:table-row>
        <table:table-row table:style-name="ro3">
          <table:table-cell/>
          <table:table-cell office:value-type="string" calcext:value-type="string">
            <text:p>Conflicting Opposite</text:p>
          </table:table-cell>
          <table:table-cell office:value-type="string" calcext:value-type="string">
            <text:p>Does the generated project have no structure?</text:p>
          </table:table-cell>
          <table:table-cell office:value-type="string" calcext:value-type="string">
            <text:p>No, the generated project has a clear structure with defined directories and template files.</text:p>
          </table:table-cell>
          <table:table-cell/>
        </table:table-row>
        <table:table-row table:style-name="ro3">
          <table:table-cell/>
          <table:table-cell office:value-type="string" calcext:value-type="string">
            <text:p>Ambiguous Relevant</text:p>
          </table:table-cell>
          <table:table-cell office:value-type="string" calcext:value-type="string">
            <text:p>How do Flows combine different types of processing?</text:p>
          </table:table-cell>
          <table:table-cell office:value-type="string" calcext:value-type="string">
            <text:p>Flows combine regular code, LLM calls, and crew-based processing into an event-driven system.</text:p>
          </table:table-cell>
          <table:table-cell/>
        </table:table-row>
        <table:table-row table:style-name="ro3">
          <table:table-cell/>
          <table:table-cell office:value-type="string" calcext:value-type="string">
            <text:p>Ambiguous Irrelevant</text:p>
          </table:table-cell>
          <table:table-cell office:value-type="string" calcext:value-type="string">
            <text:p>What is the name of the founder of CrewAI?</text:p>
          </table:table-cell>
          <table:table-cell office:value-type="string" calcext:value-type="string">
            <text:p>The document does not mention the founder of CrewAI.</text:p>
          </table:table-cell>
          <table:table-cell/>
        </table:table-row>
        <table:table-row table:style-name="ro3">
          <table:table-cell/>
          <table:table-cell office:value-type="string" calcext:value-type="string">
            <text:p>Ambiguous Opposite</text:p>
          </table:table-cell>
          <table:table-cell office:value-type="string" calcext:value-type="string">
            <text:p>Are Flows restricted to a single type of processing?</text:p>
          </table:table-cell>
          <table:table-cell office:value-type="string" calcext:value-type="string">
            <text:p>No, Flows combine multiple types of processing, including regular code, LLM calls, and crew-based task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3T01:20:46.050030647</meta:creation-date>
    <dc:date>2025-03-23T02:48:58.062641666</dc:date>
    <meta:editing-duration>PT14M47S</meta:editing-duration>
    <meta:editing-cycles>2</meta:editing-cycles>
    <meta:generator>LibreOffice/7.3.7.2$Linux_X86_64 LibreOffice_project/30$Build-2</meta:generator>
    <meta:document-statistic meta:table-count="1" meta:cell-count="97" meta:object-count="0"/>
  </office:meta>
</office:document-meta>
</file>